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ejaVu Sans" svg:font-family="'DejaVu Sans'" style:font-family-generic="swiss" style:font-pitch="variable"/>
    <style:font-face style:name="FreeSans" svg:font-family="FreeSans" style:font-family-generic="swiss"/>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font-name="Arial1" fo:font-size="18pt" style:rfc-language-tag="es-ES-u-co-trad" fo:language="es" fo:country="ES" style:text-underline-style="solid" style:text-underline-width="auto" style:text-underline-color="font-color" fo:font-weight="bold" style:font-name-asian="Arial1" style:font-size-asian="18pt" style:font-weight-asian="bold" style:font-name-complex="Arial1" style:font-size-complex="18pt" style:font-weight-complex="bold"/>
    </style:style>
    <style:style style:name="P3" style:family="paragraph" style:parent-style-name="Standard">
      <style:paragraph-properties fo:line-height="150%" fo:text-align="justify" style:justify-single-word="false"/>
    </style:style>
    <style:style style:name="P4" style:family="paragraph" style:parent-style-name="Standard" style:list-style-name="WW8Num2">
      <style:paragraph-properties fo:line-height="150%" fo:text-align="justify" style:justify-single-word="false"/>
    </style:style>
    <style:style style:name="P5" style:family="paragraph" style:parent-style-name="Standard" style:list-style-name="">
      <style:paragraph-properties fo:margin-left="0.67cm" fo:margin-right="0cm" fo:line-height="150%"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right="0cm" fo:line-height="150%" fo:text-align="justify" style:justify-single-word="false" fo:orphans="2" fo:widows="2" fo:hyphenation-ladder-count="no-limit" fo:text-indent="-0.6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line-height="150%" fo:text-align="justify" style:justify-single-word="false"/>
      <style:text-properties fo:color="#000000" loext:opacity="100%" style:font-name="Arial" fo:font-size="11pt" fo:font-weight="bold" style:font-size-asian="11pt" style:font-weight-asian="bold" style:font-name-complex="Arial" style:font-size-complex="11pt" style:font-weight-complex="bold"/>
    </style:style>
    <style:style style:name="P8" style:family="paragraph" style:parent-style-name="Standard" style:list-style-name="WW8Num2">
      <style:paragraph-properties fo:line-height="150%" fo:text-align="justify" style:justify-single-word="false"/>
      <style:text-properties fo:color="#000000" loext:opacity="100%" style:font-name="Arial" fo:font-size="11pt" fo:font-weight="bold" style:font-size-asian="11pt" style:font-weight-asian="bold" style:font-name-complex="Arial" style:font-size-complex="11pt" style:font-weight-complex="bold"/>
    </style:style>
    <style:style style:name="P9" style:family="paragraph" style:parent-style-name="Standard">
      <style:paragraph-properties fo:line-height="150%" fo:text-align="start" style:justify-single-word="false"/>
      <style:text-properties fo:color="#000000" loext:opacity="100%" style:font-name="Arial" fo:font-size="11pt" fo:font-weight="bold" style:font-size-asian="11pt" style:font-weight-asian="bold" style:font-name-complex="Arial" style:font-size-complex="11pt" style:font-weight-complex="bold"/>
    </style:style>
    <style:style style:name="P10" style:family="paragraph" style:parent-style-name="Standard" style:list-style-name="WW8Num2">
      <style:paragraph-properties fo:line-height="150%" fo:text-align="justify" style:justify-single-word="false"/>
      <style:text-properties fo:color="#000000" loext:opacity="100%" style:font-name="Arial" fo:font-size="11pt" fo:font-weight="normal" officeooo:rsid="001fc03b" officeooo:paragraph-rsid="001fc03b" style:font-size-asian="11pt" style:font-weight-asian="normal" style:font-name-complex="Arial" style:font-size-complex="11pt" style:font-weight-complex="normal"/>
    </style:style>
    <style:style style:name="P11" style:family="paragraph" style:parent-style-name="Standard">
      <style:paragraph-properties fo:line-height="150%" fo:text-align="justify" style:justify-single-word="false"/>
      <style:text-properties fo:color="#000000" loext:opacity="100%" style:font-name="Arial" fo:font-size="11pt" fo:font-weight="normal" style:font-size-asian="11pt" style:font-weight-asian="normal" style:font-name-complex="Arial" style:font-size-complex="11pt" style:font-weight-complex="normal"/>
    </style:style>
    <style:style style:name="P12" style:family="paragraph" style:parent-style-name="Standard" style:list-style-name="">
      <style:paragraph-properties fo:margin-left="1.27cm" fo:margin-right="0cm" fo:text-align="justify" style:justify-single-word="false" fo:text-indent="0cm" style:auto-text-indent="false"/>
    </style:style>
    <style:style style:name="P13" style:family="paragraph" style:parent-style-name="Standard" style:list-style-name="">
      <style:paragraph-properties fo:margin-left="0.771cm" fo:margin-right="0cm"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list-style-name="">
      <style:paragraph-properties fo:margin-left="0.67cm" fo:margin-right="0cm"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list-style-name="">
      <style:paragraph-properties fo:margin-left="0.57cm" fo:margin-right="0cm"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list-style-name="">
      <style:paragraph-properties fo:margin-left="1.27cm" fo:margin-right="0cm" fo:text-align="justify" style:justify-single-word="false" fo:text-indent="0cm" style:auto-text-indent="false"/>
      <style:text-properties style:font-name="Arial" fo:font-size="11pt" style:font-size-asian="11pt" style:font-name-complex="Arial" style:font-size-complex="11pt"/>
    </style:style>
    <style:style style:name="P17" style:family="paragraph" style:parent-style-name="Standard" style:list-style-name="">
      <style:paragraph-properties fo:margin-left="0.67cm" fo:margin-right="0cm" fo:text-align="justify" style:justify-single-word="false" fo:orphans="2" fo:widows="2" fo:hyphenation-ladder-count="no-limit" fo:text-indent="0cm" style:auto-text-indent="false" style:writing-mode="lr-tb"/>
      <style:text-properties style:font-name="Arial" fo:font-size="11pt" fo:font-weight="normal" officeooo:rsid="002217f9" officeooo:paragraph-rsid="002217f9" style:font-size-asian="11pt" style:font-weight-asian="normal" style:font-name-complex="Arial" style:font-size-complex="11pt" style:font-weight-complex="normal"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list-style-name="">
      <style:paragraph-properties fo:margin-left="1.27cm" fo:margin-right="0cm" fo:line-height="150%" fo:text-align="justify" style:justify-single-word="false" fo:text-indent="0cm" style:auto-text-indent="false"/>
      <style:text-properties officeooo:rsid="00202f89" officeooo:paragraph-rsid="00202f89"/>
    </style:style>
    <style:style style:name="P19" style:family="paragraph" style:parent-style-name="Standard" style:list-style-name="">
      <style:paragraph-properties fo:margin-left="0.67cm" fo:margin-right="0cm" fo:line-height="150%" fo:text-align="justify" style:justify-single-word="false" fo:orphans="2" fo:widows="2" fo:hyphenation-ladder-count="no-limit" fo:text-indent="0cm" style:auto-text-indent="false" style:writing-mode="lr-tb"/>
      <style:text-properties officeooo:rsid="00202f89" officeooo:paragraph-rsid="00202f89"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list-style-name="">
      <style:paragraph-properties fo:margin-left="0.67cm" fo:margin-right="0cm" fo:line-height="150%" fo:text-align="justify" style:justify-single-word="false" fo:orphans="2" fo:widows="2" fo:hyphenation-ladder-count="no-limit" fo:text-indent="0cm" style:auto-text-indent="false" style:writing-mode="lr-tb"/>
      <style:text-properties fo:font-weight="normal" officeooo:rsid="00202f89" officeooo:paragraph-rsid="00202f89"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list-style-name="">
      <style:paragraph-properties fo:margin-left="0.67cm" fo:margin-right="0cm" fo:line-height="150%" fo:text-align="start" style:justify-single-word="false" fo:orphans="2" fo:widows="2" fo:hyphenation-ladder-count="no-limit" fo:text-indent="0cm" style:auto-text-indent="false" style:writing-mode="lr-tb"/>
      <style:text-properties fo:font-weight="normal" officeooo:rsid="00202f89" officeooo:paragraph-rsid="00202f89"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list-style-name="">
      <style:paragraph-properties fo:margin-left="0.67cm" fo:margin-right="0cm" fo:line-height="150%" fo:text-align="justify" style:justify-single-word="false" fo:orphans="2" fo:widows="2" fo:hyphenation-ladder-count="no-limit" fo:text-indent="0cm" style:auto-text-indent="false" style:writing-mode="lr-tb"/>
      <style:text-properties fo:font-weight="normal" officeooo:rsid="002184dd" officeooo:paragraph-rsid="002184dd"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list-style-name="">
      <style:paragraph-properties fo:margin-left="0.771cm" fo:margin-right="0cm" fo:text-align="justify" style:justify-single-word="false" fo:orphans="2" fo:widows="2" fo:hyphenation-ladder-count="no-limit" fo:text-indent="0cm" style:auto-text-indent="false" style:writing-mode="lr-tb"/>
      <style:text-properties fo:font-weight="normal" officeooo:rsid="002184dd" officeooo:paragraph-rsid="002184dd"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list-style-name="">
      <style:paragraph-properties fo:margin-left="0.57cm" fo:margin-right="0cm" fo:text-align="justify" style:justify-single-word="false" fo:orphans="2" fo:widows="2" fo:hyphenation-ladder-count="no-limit" fo:text-indent="0cm" style:auto-text-indent="false" style:writing-mode="lr-tb"/>
      <style:text-properties fo:font-weight="normal" officeooo:rsid="002217f9" officeooo:paragraph-rsid="002217f9"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
      <style:paragraph-properties fo:margin-left="0.67cm" fo:margin-right="0cm" fo:text-align="justify" style:justify-single-word="false" fo:orphans="2" fo:widows="2" fo:hyphenation-ladder-count="no-limit" fo:text-indent="0cm" style:auto-text-indent="false" style:writing-mode="lr-tb"/>
      <style:text-properties officeooo:rsid="002217f9" officeooo:paragraph-rsid="002217f9" fo:hyphenate="false" fo:hyphenation-remain-char-count="2" fo:hyphenation-push-char-count="2" loext:hyphenation-no-caps="false" loext:hyphenation-no-last-word="false" loext:hyphenation-word-char-count="5" loext:hyphenation-zone="no-limit"/>
    </style:style>
    <style:style style:name="T1" style:family="text">
      <style:text-properties fo:color="#000000" loext:opacity="100%" style:font-name="Arial" fo:font-size="11pt" fo:font-weight="bold" style:font-size-asian="11pt" style:font-weight-asian="bold" style:font-name-complex="Arial" style:font-size-complex="11pt" style:font-weight-complex="bold"/>
    </style:style>
    <style:style style:name="T2" style:family="text">
      <style:text-properties fo:color="#000000" loext:opacity="100%" style:font-name="Arial" fo:font-size="11pt" style:rfc-language-tag="es-ES-u-co-trad" fo:language="es" fo:country="ES" fo:font-weight="bold" style:font-size-asian="11pt" style:font-weight-asian="bold" style:font-name-complex="Arial" style:font-size-complex="11pt" style:font-weight-complex="bold"/>
    </style:style>
    <style:style style:name="T3" style:family="text">
      <style:text-properties fo:color="#000000" loext:opacity="100%"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4" style:family="text">
      <style:text-properties style:font-name="Arial" fo:font-size="11pt" fo:font-weight="bold" style:font-size-asian="11pt" style:font-weight-asian="bold" style:font-name-complex="Arial" style:font-size-complex="11pt" style:font-weight-complex="bold"/>
    </style:style>
    <style:style style:name="T5" style:family="text">
      <style:text-properties style:font-name="Arial" fo:font-size="11pt" style:font-size-asian="11pt" style:font-name-complex="Arial" style:font-size-complex="11pt"/>
    </style:style>
    <style:style style:name="T6" style:family="text">
      <style:text-properties officeooo:rsid="001fc03b"/>
    </style:style>
    <style:style style:name="T7" style:family="text">
      <style:text-properties fo:font-weight="normal" officeooo:rsid="001fc03b" style:font-weight-asian="normal" style:font-weight-complex="normal"/>
    </style:style>
    <style:style style:name="T8" style:family="text">
      <style:text-properties fo:font-weight="normal" officeooo:rsid="00202f89"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ivitat 4</text:p>
      <text:p text:style-name="P3"><text:span text:style-name="T1">1. Indiqueu quins poden ser els aspectes rellevants a l’hora de localitzar o emplaçar físicament les següents activitats empresarials. Cal seguir les següents instruccions: a) No podeu repetir </text:span><text:span text:style-name="T3">resposta</text:span><text:span text:style-name="T1">, b) No vos demane exemples sinó els criteris a seguir. Els exemples poden servir per a completar no com a resposta única, c) Cal que indiqueu també en quina tipologia de negoci enquadreu cadascun:</text:span></text:p>
      <text:list text:style-name="WW8Num2">
        <text:list-item>
          <text:p text:style-name="P8">Un supermercat</text:p>
          <text:p text:style-name="P10">Es un negoci de proximitat, però al mateix temps si es suficientment gran podría ubicarse un poc a les afores i tindre un aparcament privat.</text:p>
          <text:p text:style-name="P10">Ha de estar dins o prop de una ciutat.</text:p>
          <text:p text:style-name="P10"/>
        </text:list-item>
        <text:list-item>
          <text:p text:style-name="P8">Una extracció de marbre</text:p>
        </text:list-item>
      </text:list>
      <text:p text:style-name="P9"><text:tab/><text:span text:style-name="T7">Es un negoci Industrial, però tansesquera estaría ben ubicat en un poligon, ja que es <text:tab/>dedica a extraure marbre de la muntanya. Aquest negoçi es localitzará allá on estiga el <text:tab/>marbre per a estalviar recursos.<text:line-break/><text:tab/>Amés per factors politic-legals no podría fer-ho a un poble estiguera al llaciment de <text:tab/>marbre.</text:span></text:p>
      <text:p text:style-name="P7"/>
      <text:list text:continue-numbering="true" text:style-name="WW8Num2">
        <text:list-item>
          <text:p text:style-name="P8">Un informàtic que crea una empresa individual per desenvolupar pàgines web i no té diners per llogar un local</text:p>
        </text:list-item>
      </text:list>
      <text:p text:style-name="P11"><text:tab/><text:span text:style-name="T6">Pot treballar desde casa. Hui en día el negoci de informátic está molt des-localitzat i <text:tab/>amés hi han ferramentes per a fer videoconferencies i que no es mostre el fondo de la <text:tab/>estancia en el que estás.</text:span></text:p>
      <text:p text:style-name="P11"><text:tab/></text:p>
      <text:list text:continue-numbering="true" text:style-name="WW8Num2">
        <text:list-item>
          <text:p text:style-name="P8">Un arquitecte que crea un xicoteta empresa i no té diners per pagar el lloguer d’un local</text:p>
        </text:list-item>
      </text:list>
      <text:p text:style-name="P7"><text:tab/><text:span text:style-name="T8">Podría llogar un despatx profesional a un edifici. Es mitllor que el negoci estiga localitzat <text:tab/>a un entorn urbá, però tque al mateix temps trasmeta professionalitat.</text:span></text:p>
      <text:p text:style-name="P7"><text:tab/></text:p>
      <text:list text:continue-numbering="true" text:style-name="WW8Num2">
        <text:list-item>
          <text:p text:style-name="P8">Un taller mecànic</text:p>
        </text:list-item>
      </text:list>
      <text:p text:style-name="P7"><text:tab/><text:span text:style-name="T8">Pot estar emplaçat a la ciutat, però es millor que estiga a les afores o inclús a un <text:tab/>poligon, degut al espai per a aparcar vehicles, que pot ser un llimitant a l’hora de <text:tab/>ampliar el volum de treball.</text:span></text:p>
      <text:p text:style-name="P7"/>
      <text:list text:continue-numbering="true" text:style-name="WW8Num2">
        <text:list-item>
          <text:p text:style-name="P4"><text:span text:style-name="Fuente_20_de_20_párrafo_20_predeter."><text:span text:style-name="T2">Un despatx d’advocats</text:span></text:span></text:p>
        </text:list-item>
      </text:list>
      <text:p text:style-name="P18"><text:soft-page-break/>Un centre de negocis dins del centre urbá es la mitllor ubicació d’aquest tipus de negoci. Poden tindre clients fins i tot al mateix edifici, amés de que la ubicació en si pot ser inclús prestigión, però amés es on s’ubiquen els seus clients potencials.</text:p>
      <text:p text:style-name="P18"/>
      <text:p text:style-name="P5"><text:span text:style-name="Fuente_20_de_20_párrafo_20_predeter."><text:span text:style-name="T2">2. </text:span></text:span><text:span text:style-name="T4">Una empresa que sempre ha tractat de donar una imatge corporativa de serietat i rectitud, i que té una magnífica imatge corporativa, decideix fer una campanya publicitària humorística. Que creus que pot passar?</text:span></text:p>
      <text:p text:style-name="P19">Pot crearlos un mal reputacional i pot inclús pedre clients.</text:p>
      <text:p text:style-name="P5"/>
      <text:p text:style-name="P5"><text:span text:style-name="T4">3. Què és la responsabilitat social corporativa d’una empresa?</text:span></text:p>
      <text:p text:style-name="P20">És la integració voluntària de preocupacions socials i mediambientals a les operacions empresarials per assegurar sostenibilitat i diferenciar-nos.</text:p>
      <text:p text:style-name="P5"/>
      <text:p text:style-name="P5"><text:span text:style-name="T4">4. L’empresa XXX, que fabrica soldats de plom, decideix posar en marxa un procés de substitució dels materials emprats en la fabricació per altres materials menys contaminants i més respectuosos amb el Medi ambient. Creus que la raó d’aquesta decisió és únicament el respecte pel medi ambient? Raona la resposta</text:span></text:p>
      <text:p text:style-name="P21"><text:span text:style-name="T5">En absolut. Com a persona coleccionista que soc, jo tinc en cassa figures de plom de la empressa Games Workshop. Aquesta empresa va començar a putjar els preus perquè el preu del plom no paraba de augmentar. <text:line-break/>Pero algún moment del 2013 va començar a utilitzar resina polimérica perquè era molt mes barata i es un producte que ha evolucionat fins al dia de avuí (siguent esta també contaminant ja que es un producte amb plastic, no sols resina). <text:line-break/><text:line-break/>O siga que no, a part del possible factor mediambiental, també poden aprofitar la cojuntura per a ‘lliurarse’ del plom com a material, que es un producte molt mes car.</text:span></text:p>
      <text:p text:style-name="P5"/>
      <text:p text:style-name="P5"><text:span text:style-name="T4">5. L’empresa de fabricació i instal·lació d’equips d’aire condicionat, SSS, acaba d’anomenar a la seva empleada Anna cases, treballadora del mes. Dins la cultura empresarial de l’empresa, ens estem referint a l’element heroi o a l’element ritus? Raona la resposta</text:span></text:p>
      <text:p text:style-name="P22"><text:span text:style-name="T5">Ritus, ja que nomenar ‘el treballador del mes’ es una ceremònia repetitiva que forma part de la tradició de l’empresa. Encara que es puga veure com un Heroi i com un exemple a seguir, el ‘empresari del mes’ forma part de una conducta orientada a motivar la competitivitat dels treballador i a subratllar el que la empresa considera important.</text:span></text:p>
      <text:p text:style-name="P6"><text:tab/></text:p>
      <text:p text:style-name="P6"><text:soft-page-break/></text:p>
      <text:p text:style-name="P12"/>
      <text:p text:style-name="P12"/>
      <text:p text:style-name="P13"><text:span text:style-name="T4">6. La cultura empresarial de CocaCola, sempre ha sigut la de ser una empresa amb valors juvenils, de companyerisme, d’alegria, etc. És el mateix la cultura empresarial d’una empresa que la seva imatge corporativa? Raona la resposta. Quina és per tant la imatge corporativa de Cocacola?</text:span></text:p>
      <text:p text:style-name="P23"><text:span text:style-name="T5">No, la cultura empresiarial i la imatge corporativa no son el mateix. Una cossa es la imatge corportativa, que marca els valors com juventut, alegria, optimisme, etc. Que es com la societat percep a esta empresa. </text:span></text:p>
      <text:p text:style-name="P23"><text:span text:style-name="T5">I un altra cossa es la cultura empresarial, que son els valors, creences i comportaments interns de la mateixa, que no la coneguem.</text:span></text:p>
      <text:p text:style-name="P13"><text:span text:style-name="T4"/></text:p>
      <text:p text:style-name="P14"><text:span text:style-name="T4">7. L’empresa Manteniments SL, ha tractat en els últims anys de millorar la seva responsabilitat social corporativa pel que fa als seus empleats. Així, ha pres una sèrie de mesures com ara: flexibilització dels horaris dels seus empleats per tal que puguen atendre millor les seves necessitats familiars; dona oportunitats als treballadors que treballen amb força, de formar part de l’accionariat de l’empresa; ha creat una llar d’infants per tal que aquells empleats que no disposen de familiars que puguen tenir cura dels seus fills, puguen deixar-los en aquesta llar; ha establert un sistema de promoció interna dels seus treballadors pel qual en 5 anys, el 50% dels càrrecs directius de l’empresa hauran d’estar en mans de dones. En quin àmbit d’actuació dins la responsabilitat social corporativa està realitzant l’empresa aquestes actuacions? Raona si aquestes mesures, a més de comprometre a l’empresa amb el benestar dels seus treballadors, poden proporcionar a l’empresa rendiments econòmics.</text:span></text:p>
      <text:p text:style-name="P25">A la de gestió de recursos humans. <text:line-break/>Si, aquestes mesures poden servir com a reclam, per el boca a boca, de que la empresa tracta be als seus treballadors. Aleshores els clients poden valorar-ho i decidir contractarlos. Amés també es possible atraure mitllor talent a l’empresa.</text:p>
      <text:p text:style-name="P14"/>
      <text:p text:style-name="P15"><text:span text:style-name="T4">8. En 1993, Freixenet va canviar el seu equip directiu. El nou equip, liderat per Carla Márquez, tenia uns valors personals d’integritat i empatia pels problemes dels seus treballadors. Així, baixaven tots els dies a la fàbrica per parlar personalment amb els seus treballadors i preocupar-se pels seus assumptes, van millorar els drets dels treballadors en matèria de permisos per infermetats de familiars, etc. Creus que els valors personals d’aquestos directius van canviar la cultura empresarial de Freixenet? Raona la resposta.</text:span></text:p>
      <text:p text:style-name="P24"><text:span text:style-name="T5">Per supost. Milloraren la ética a la empressa, la salut i la seguretat laboral, amés mitlloraren el benestar dels treballadors. Segurament passaren a treballar molt mitllor i a rendir més al treball.</text:span></text:p>
      <text:p text:style-name="P16"/>
      <text:p text:style-name="P14"><text:span text:style-name="T4">9. Creus que hi ha algun factor de l’entorn general que podria afectar a la rendibilitat del teu negoci, si anares a muntar un negoci informàtic, i a la teva forma de treballar? Raona la resposta (pensa en tots i cadascun dels factors generals).</text:span></text:p>
      <text:p text:style-name="P17">Si.<text:line-break/>El primer factor que influeix, es el social. Encara hi ha prou gent que no es fia dels serveis informátics degut a la falta de protecció frent a estafes i males práctiques de algunes empreses a tots aquests anys. Amb la IA pot desapareixer (O engreujarse) aquest problema.</text:p>
      <text:p text:style-name="P17">Altre factor general que ens afecta es el tecnològic. Si no ens fiquem al dia amb les IA pot ser inclós que deixem de ser un perfil útil en uns anys.</text:p>
      <text:p text:style-name="P17"><text:soft-page-break/>L’ultim factor general que ens pot afectar es el polític. Si començem a treballar amb IA’s la normativa europea o noves normes pot afectar la manera de entrenarles o fer-les és costos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ejaVu Sans" svg:font-family="'DejaVu Sans'" style:font-family-generic="swiss" style:font-pitch="variable"/>
    <style:font-face style:name="FreeSans" svg:font-family="FreeSans" style:font-family-generic="swiss"/>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ncapçalament"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legend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Índex" style:family="paragraph" style:parent-style-name="Standard">
      <style:paragraph-properties text:number-lines="false" text:line-number="0"/>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8Num1z0" style:family="text">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WW8Num2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Absatz-Standardschriftart" style:family="text"/>
    <style:style style:name="Fuente_20_de_20_párrafo_20_predeter.1" style:display-name="Fuente de párrafo predeter.1" style:family="text"/>
    <style:style style:name="WW_5f_CharLFO1LVL1" style:display-name="WW_CharLFO1LVL1"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style:text-properties style:font-name="Arial1" fo:font-size="18pt" style:rfc-language-tag="es-ES-u-co-trad" fo:language="es" fo:country="ES" style:text-underline-style="solid" style:text-underline-width="auto" style:text-underline-color="font-color" fo:font-weight="bold" style:font-name-asian="Arial1" style:font-size-asian="18pt" style:font-weight-asian="bold" style:font-name-complex="Arial1" style:font-size-complex="18pt" style:font-weight-complex="bold"/>
    </style:style>
    <style:page-layout style:name="Mpm1">
      <style:page-layout-properties fo:page-width="21.001cm" fo:page-height="29.7cm" style:num-format="1" style:print-orientation="portrait" fo:margin-top="1.249cm" fo:margin-bottom="1.27cm" fo:margin-left="2.223cm" fo:margin-right="2.26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29cm" fo:margin-top="1.131cm" style:dynamic-spacing="true"/>
      </style:footer-style>
    </style:page-layout>
    <style:style style:name="Mdp1" style:family="drawing-page">
      <style:drawing-page-properties draw:fill="solid" draw:fill-color="#ffffff" draw:opacity="0%"/>
    </style:style>
  </office:automatic-styles>
  <office:master-styles>
    <style:master-page style:name="Standard" style:page-layout-name="Mpm1" draw:style-name="Mdp1">
      <style:header>
        <text:p text:style-name="MP1"/>
        <text:p text:style-name="MP2"><text: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dc:title>
    <meta:initial-creator>Rosa</meta:initial-creator>
    <meta:creation-date>2015-11-12T22:01:00</meta:creation-date>
    <dc:date>2024-12-23T19:49:55.010263043</dc:date>
    <meta:editing-cycles>5</meta:editing-cycles>
    <meta:editing-duration>PT1H15M24S</meta:editing-duration>
    <meta:document-statistic meta:table-count="0" meta:image-count="0" meta:object-count="0" meta:page-count="4" meta:paragraph-count="39" meta:word-count="1256" meta:character-count="7505" meta:non-whitespace-character-count="6270"/>
    <meta:generator>LibreOffice/24.2.7.2$Linux_X86_64 LibreOffice_project/420$Build-2</meta:generator>
  </office:meta>
</office:document-meta>
</file>